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style:font-name="Liberation Serif1" style:font-name-asian="Liberation Serif1" style:font-name-complex="Liberation Serif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een's function in circular geometry</text:p>
      <text:p text:style-name="Standard"><draw:frame draw:style-name="fr1" draw:name="Object1" text:anchor-type="as-char" svg:y="-0.3854in" svg:width="4.3457in" svg:height="0.6437in" draw:z-index="0"><draw:object xlink:href="./Object 1" xlink:type="simple" xlink:show="embed" xlink:actuate="onLoad"/><draw:image xlink:href="./ObjectReplacements/Object 1" xlink:type="simple" xlink:show="embed" xlink:actuate="onLoad"/></draw:frame></text:p>
      <text:p text:style-name="Standard">One:</text:p>
      <text:p text:style-name="Standard"><draw:frame draw:style-name="fr1" draw:name="Object2" text:anchor-type="as-char" svg:y="-0.6547in" svg:width="5.1075in" svg:height="1.2957in" draw:z-index="1"><draw:object xlink:href="./Object 2" xlink:type="simple" xlink:show="embed" xlink:actuate="onLoad"/><draw:image xlink:href="./ObjectReplacements/Object 2" xlink:type="simple" xlink:show="embed" xlink:actuate="onLoad"/></draw:frame></text:p>
      <text:p text:style-name="Standard">Two:</text:p>
      <text:p text:style-name="Standard"><draw:frame draw:style-name="fr1" draw:name="Object3" text:anchor-type="as-char" svg:y="-0.2291in" svg:width="1.7209in" svg:height="0.3098in" draw:z-index="3"><draw:object xlink:href="./Object 3" xlink:type="simple" xlink:show="embed" xlink:actuate="onLoad"/><draw:image xlink:href="./ObjectReplacements/Object 3" xlink:type="simple" xlink:show="embed" xlink:actuate="onLoad"/></draw:frame></text:p>
      <text:p text:style-name="Standard">Three:</text:p>
      <text:p text:style-name="Standard"><draw:frame draw:style-name="fr1" draw:name="Object4" text:anchor-type="as-char" svg:y="-0.2291in" svg:width="0.6417in" svg:height="0.3098in" draw:z-index="2"><draw:object xlink:href="./Object 4" xlink:type="simple" xlink:show="embed" xlink:actuate="onLoad"/><draw:image xlink:href="./ObjectReplacements/Object 4" xlink:type="simple" xlink:show="embed" xlink:actuate="onLoad"/></draw:frame></text:p>
      <text:p text:style-name="Standard"/>
      <text:p text:style-name="Standard"><draw:frame draw:style-name="fr1" draw:name="Object5" text:anchor-type="as-char" svg:y="-0.7228in" svg:width="7.4335in" svg:height="1.4154in" draw:z-index="4"><draw:object xlink:href="./Object 5" xlink:type="simple" xlink:show="embed" xlink:actuate="onLoad"/><draw:image xlink:href="./ObjectReplacements/Object 5" xlink:type="simple" xlink:show="embed" xlink:actuate="onLoad"/></draw:frame></text:p>
      <text:p text:style-name="Standard">Derivative of G for y if lambda_i</text:p>
      <text:p text:style-name="Standard"><draw:frame draw:style-name="fr1" draw:name="Object6" text:anchor-type="as-char" svg:y="-0.4165in" svg:width="3.1154in" svg:height="0.6744in" draw:z-index="5"><draw:object xlink:href="./Object 6" xlink:type="simple" xlink:show="embed" xlink:actuate="onLoad"/><draw:image xlink:href="./ObjectReplacements/Object 6" xlink:type="simple" xlink:show="embed" xlink:actuate="onLoad"/></draw:frame></text:p>
      <text:p text:style-name="Standard"><draw:frame draw:style-name="fr1" draw:name="Object7" text:anchor-type="as-char" svg:y="-0.3898in" svg:width="2.8429in" svg:height="0.6508in" draw:z-index="6"><draw:object xlink:href="./Object 7" xlink:type="simple" xlink:show="embed" xlink:actuate="onLoad"/><draw:image xlink:href="./ObjectReplacements/Object 7" xlink:type="simple" xlink:show="embed" xlink:actuate="onLoad"/></draw:frame></text:p>
      <text:p text:style-name="Standard">The kick is proportional to:</text:p>
      <text:p text:style-name="Standard"><draw:frame draw:style-name="fr1" draw:name="Object8" text:anchor-type="as-char" svg:y="-0.3839in" svg:width="1.6126in" svg:height="0.6398in" draw:z-index="7"><draw:object xlink:href="./Object 8" xlink:type="simple" xlink:show="embed" xlink:actuate="onLoad"/><draw:image xlink:href="./ObjectReplacements/Object 8" xlink:type="simple" xlink:show="embed" xlink:actuate="onLoad"/></draw:frame></text:p>
      <text:p text:style-name="Standard">The energy is proportional to:</text:p>
      <text:p text:style-name="Standard"><draw:frame draw:style-name="fr1" draw:name="Object9" text:anchor-type="as-char" svg:y="-0.3839in" svg:width="2.1354in" svg:height="0.6398in" draw:z-index="8"><draw:object xlink:href="./Object 9" xlink:type="simple" xlink:show="embed" xlink:actuate="onLoad"/><draw:image xlink:href="./ObjectReplacements/Object 9" xlink:type="simple" xlink:show="embed" xlink:actuate="onLoad"/></draw:frame></text:p>
      <text:p text:style-name="Standard">If the radius of a pipe in the LHC is around ~2 cm and the beam is offcentered for 1 mm then electrons at the wall above the pipe will get 10% higher energy. Electrons below the beam will get 10% lower energy. If we are at the slope of the SEY curve then more electrons will be produced below the bunch than above. If we are exactly at maximum, then more electrons will be produced to the left and to the right of the beam.</text:p>
      <text:p text:style-name="Standard"><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10:58:57.298340662</meta:creation-date>
    <dc:date>2014-05-05T17:58:47</dc:date>
    <meta:editing-duration>PT7H6M48S</meta:editing-duration>
    <meta:editing-cycles>5</meta:editing-cycles>
    <meta:generator>LibreOffice/3.5$Linux_X86_64 LibreOffice_project/350m1$Build-2</meta:generator>
    <dc:creator>fpetrov </dc:creator>
    <meta:document-statistic meta:table-count="0" meta:image-count="0" meta:object-count="9" meta:page-count="2" meta:paragraph-count="18" meta:word-count="112" meta:character-count="575" meta:non-whitespace-character-count="463"/>
  </office:meta>
</office:document-meta>
</file>

<file path=Object 1/content.xml><?xml version="1.0" encoding="utf-8"?>
<math xmlns="http://www.w3.org/1998/Math/MathML">
  <semantics>
    <mrow>
      <mi>G</mi>
      <mrow>
        <mrow>
          <mo stretchy="false">(</mo>
          <mrow>
            <mi>x</mi>
            <mi>,</mi>
            <mi>y</mi>
            <mi>,</mi>
            <msub>
              <mi>x</mi>
              <mn>0,</mn>
            </msub>
            <msub>
              <mi>y</mi>
              <mn>0</mn>
            </msub>
          </mrow>
          <mo stretchy="false">)</mo>
        </mrow>
        <mo stretchy="false">=</mo>
        <mfrac>
          <mrow>
            <mn>1</mn>
          </mrow>
          <mrow>
            <mn>2</mn>
            <mo stretchy="false">π</mo>
            <msub>
              <mo stretchy="false">ϵ</mo>
              <mn>0</mn>
            </msub>
          </mrow>
        </mfrac>
      </mrow>
      <mi>ln</mi>
      <mrow>
        <mrow>
          <mo stretchy="false">(</mo>
          <mrow>
            <mfrac>
              <mrow>
                <mover accent="true">
                  <mrow>
                    <mi>R</mi>
                  </mrow>
                  <mo stretchy="false">̄</mo>
                </mover>
                <msub>
                  <mi>r</mi>
                  <mn>0</mn>
                </msub>
              </mrow>
              <mrow>
                <mi>R</mi>
                <msub>
                  <mi>a</mi>
                  <mrow>
                    <mn>0</mn>
                  </mrow>
                </msub>
              </mrow>
            </mfrac>
          </mrow>
          <mo stretchy="false">)</mo>
        </mrow>
        <mo stretchy="false">=</mo>
        <mfrac>
          <mrow>
            <mn>1</mn>
          </mrow>
          <mrow>
            <mn>4</mn>
            <mo stretchy="false">π</mo>
            <msub>
              <mo stretchy="false">ϵ</mo>
              <mn>0</mn>
            </msub>
          </mrow>
        </mfrac>
      </mrow>
      <mi>ln</mi>
      <mrow>
        <mo stretchy="false">(</mo>
        <mrow>
          <mfrac>
            <mrow>
              <mover accent="true">
                <mrow>
                  <msup>
                    <mi>R</mi>
                    <mn>2</mn>
                  </msup>
                </mrow>
                <mo stretchy="false">̄</mo>
              </mover>
              <msubsup>
                <mi>r</mi>
                <mn>0</mn>
                <mn>2</mn>
              </msubsup>
            </mrow>
            <mrow>
              <msup>
                <mi>R</mi>
                <mn>2</mn>
              </msup>
              <msubsup>
                <mi>a</mi>
                <mrow>
                  <mn>0</mn>
                </mrow>
                <mn>2</mn>
              </msubsup>
            </mrow>
          </mfrac>
        </mrow>
        <mo stretchy="false">)</mo>
      </mrow>
    </mrow>
    <annotation encoding="StarMath 5.0">G(x,y,x_0,y_0)= {1} over { 2 %pi %epsilon_0} ln ({bar{R} r_0} over {R a_{0}}) = {1} over { 4 %pi %epsilon_0} ln ({bar{R^2} r_0^2} over {R^2 a_{0}^2})</annotation>
  </semantics>
</math>
</file>

<file path=Object 2/content.xml><?xml version="1.0" encoding="utf-8"?>
<math xmlns="http://www.w3.org/1998/Math/MathML">
  <semantics>
    <mtable>
      <mtr>
        <mtd>
          <mrow>
            <mrow>
              <mrow>
                <mover accent="true">
                  <msup>
                    <mrow>
                      <mi>R</mi>
                    </mrow>
                    <mn>2</mn>
                  </msup>
                  <mo stretchy="false">̄</mo>
                </mover>
                <mo stretchy="false">=</mo>
                <mrow>
                  <mfrac>
                    <mrow>
                      <msubsup>
                        <mi>r</mi>
                        <mn>0</mn>
                        <mn>4</mn>
                      </msubsup>
                      <mrow>
                        <msup>
                          <mi>x</mi>
                          <mn>2</mn>
                        </msup>
                        <mo stretchy="false">+</mo>
                        <msup>
                          <mrow>
                            <mo stretchy="false">(</mo>
                            <mrow>
                              <msubsup>
                                <mi>r</mi>
                                <mn>0</mn>
                                <mn>2</mn>
                              </msubsup>
                              <mrow>
                                <mi>y</mi>
                                <mo stretchy="false">−</mo>
                                <msubsup>
                                  <mi>a</mi>
                                  <mn>0</mn>
                                  <mn>2</mn>
                                </msubsup>
                              </mrow>
                              <msub>
                                <mi>y</mi>
                                <mn>0</mn>
                              </msub>
                            </mrow>
                            <mo stretchy="false">)</mo>
                          </mrow>
                          <mn>2</mn>
                        </msup>
                      </mrow>
                    </mrow>
                    <mrow>
                      <msubsup>
                        <mi>r</mi>
                        <mrow>
                          <mn>0</mn>
                        </mrow>
                        <mn>4</mn>
                      </msubsup>
                    </mrow>
                  </mfrac>
                </mrow>
              </mrow>
              <mo stretchy="false">=</mo>
              <mrow>
                <mfrac>
                  <mrow>
                    <msubsup>
                      <mi>y</mi>
                      <mn>0</mn>
                      <mn>4</mn>
                    </msubsup>
                    <mrow>
                      <msup>
                        <mi>x</mi>
                        <mn>2</mn>
                      </msup>
                      <mo stretchy="false">+</mo>
                      <msubsup>
                        <mi>r</mi>
                        <mn>0</mn>
                        <mn>4</mn>
                      </msubsup>
                    </mrow>
                    <mrow>
                      <msup>
                        <mi>y</mi>
                        <mn>2</mn>
                      </msup>
                      <mo stretchy="false">−</mo>
                      <mn>2</mn>
                    </mrow>
                    <msubsup>
                      <mi>a</mi>
                      <mn>0</mn>
                      <mn>2</mn>
                    </msubsup>
                    <msubsup>
                      <mi>y</mi>
                      <mn>0</mn>
                      <mn>2</mn>
                    </msubsup>
                    <msub>
                      <mi>y</mi>
                      <mn>0</mn>
                    </msub>
                    <mrow>
                      <mi>y</mi>
                      <mo stretchy="false">+</mo>
                      <msubsup>
                        <mi>a</mi>
                        <mn>0</mn>
                        <mn>4</mn>
                      </msubsup>
                    </mrow>
                    <msubsup>
                      <mi>y</mi>
                      <mn>0</mn>
                      <mn>2</mn>
                    </msubsup>
                  </mrow>
                  <mrow>
                    <msubsup>
                      <mi>y</mi>
                      <mrow>
                        <mn>0</mn>
                      </mrow>
                      <mn>4</mn>
                    </msubsup>
                  </mrow>
                </mfrac>
              </mrow>
            </mrow>
          </mrow>
        </mtd>
      </mtr>
      <mtr>
        <mtd>
          <mrow>
            <mrow>
              <mrow/>
              <mo stretchy="false">≈</mo>
              <mfrac>
                <mrow>
                  <msubsup>
                    <mi>a</mi>
                    <mn>0</mn>
                    <mn>4</mn>
                  </msubsup>
                </mrow>
                <mrow>
                  <msubsup>
                    <mi>y</mi>
                    <mrow>
                      <mn>0</mn>
                    </mrow>
                    <mn>2</mn>
                  </msubsup>
                </mrow>
              </mfrac>
            </mrow>
          </mrow>
        </mtd>
      </mtr>
    </mtable>
    <annotation encoding="StarMath 5.0">bar{R}^2 = 
{ {r_0^4 x^2+(r_0^2 y - a_0^2 y_0)^2} over {r_{0}^4} } = 
{ {y_0^4 x^2+r_0^4 y^2 - 2 a_0^2 y_0^2 y_0 y + a_0^4 y_0^2} over {y_{0}^4} } 
newline
{} approx {a_0^4} over {y_{0}^2}</annotation>
  </semantics>
</math>
</file>

<file path=Object 3/content.xml><?xml version="1.0" encoding="utf-8"?>
<math xmlns="http://www.w3.org/1998/Math/MathML">
  <semantics>
    <mrow>
      <mrow>
        <msup>
          <mi>R</mi>
          <mn>2</mn>
        </msup>
        <mo stretchy="false">=</mo>
        <mrow>
          <mrow>
            <msup>
              <mi>x</mi>
              <mn>2</mn>
            </msup>
            <mo stretchy="false">+</mo>
            <msup>
              <mi>y</mi>
              <mn>2</mn>
            </msup>
          </mrow>
          <mo stretchy="false">−</mo>
          <mn>2</mn>
        </mrow>
      </mrow>
      <mi>y</mi>
      <msub>
        <mi>y</mi>
        <mn>0</mn>
      </msub>
    </mrow>
    <annotation encoding="StarMath 5.0">R^2=x^2+y^2-2 y y_0</annotation>
  </semantics>
</math>
</file>

<file path=Object 4/content.xml><?xml version="1.0" encoding="utf-8"?>
<math xmlns="http://www.w3.org/1998/Math/MathML">
  <semantics>
    <mrow>
      <mrow>
        <msubsup>
          <mi>r</mi>
          <mn>0</mn>
          <mn>2</mn>
        </msubsup>
        <mo stretchy="false">=</mo>
        <msubsup>
          <mi>y</mi>
          <mn>0</mn>
          <mn>2</mn>
        </msubsup>
      </mrow>
    </mrow>
    <annotation encoding="StarMath 5.0">r_0^2=y_0^2</annotation>
  </semantics>
</math>
</file>

<file path=Object 5/content.xml><?xml version="1.0" encoding="utf-8"?>
<math xmlns="http://www.w3.org/1998/Math/MathML">
  <semantics>
    <mtable>
      <mtr>
        <mtd>
          <mrow>
            <mi>G</mi>
            <mrow>
              <mrow>
                <mo stretchy="false">(</mo>
                <mrow>
                  <mi>x</mi>
                  <mi>,</mi>
                  <mi>y</mi>
                  <mi>,</mi>
                  <msub>
                    <mi>x</mi>
                    <mn>0,</mn>
                  </msub>
                  <msub>
                    <mi>y</mi>
                    <mn>0</mn>
                  </msub>
                </mrow>
                <mo stretchy="false">)</mo>
              </mrow>
              <mo stretchy="false">≈</mo>
              <mfrac>
                <mrow>
                  <mn>1</mn>
                </mrow>
                <mrow>
                  <mn>4</mn>
                  <mo stretchy="false">π</mo>
                  <msub>
                    <mo stretchy="false">ϵ</mo>
                    <mn>0</mn>
                  </msub>
                </mrow>
              </mfrac>
            </mrow>
            <mi>ln</mi>
            <mrow>
              <mrow>
                <mo stretchy="false">(</mo>
                <mrow>
                  <mfrac>
                    <mrow>
                      <msubsup>
                        <mi>a</mi>
                        <mn>0</mn>
                        <mn>2</mn>
                      </msubsup>
                    </mrow>
                    <mrow>
                      <mrow>
                        <mo stretchy="false">(</mo>
                        <mrow>
                          <mrow>
                            <mrow>
                              <msup>
                                <mi>x</mi>
                                <mn>2</mn>
                              </msup>
                              <mo stretchy="false">+</mo>
                              <msup>
                                <mi>y</mi>
                                <mn>2</mn>
                              </msup>
                            </mrow>
                            <mo stretchy="false">−</mo>
                            <mn>2</mn>
                          </mrow>
                          <mi>y</mi>
                          <msub>
                            <mi>y</mi>
                            <mn>0</mn>
                          </msub>
                        </mrow>
                        <mo stretchy="false">)</mo>
                      </mrow>
                    </mrow>
                  </mfrac>
                </mrow>
                <mo stretchy="false">)</mo>
              </mrow>
              <mo stretchy="false">=</mo>
              <mfrac>
                <mrow>
                  <mn>1</mn>
                </mrow>
                <mrow>
                  <mn>4</mn>
                  <mo stretchy="false">π</mo>
                  <msub>
                    <mo stretchy="false">ϵ</mo>
                    <mn>0</mn>
                  </msub>
                </mrow>
              </mfrac>
            </mrow>
            <mrow>
              <mfenced open="(" close=")">
                <mrow>
                  <mi>ln</mi>
                  <mrow>
                    <mrow>
                      <mo stretchy="false">(</mo>
                      <mrow>
                        <mfrac>
                          <mrow>
                            <msubsup>
                              <mi>a</mi>
                              <mn>0</mn>
                              <mn>2</mn>
                            </msubsup>
                          </mrow>
                          <mrow>
                            <mrow>
                              <mo stretchy="false">(</mo>
                              <mrow>
                                <mrow>
                                  <msup>
                                    <mi>x</mi>
                                    <mn>2</mn>
                                  </msup>
                                  <mo stretchy="false">+</mo>
                                  <msup>
                                    <mi>y</mi>
                                    <mn>2</mn>
                                  </msup>
                                </mrow>
                              </mrow>
                              <mo stretchy="false">)</mo>
                            </mrow>
                          </mrow>
                        </mfrac>
                      </mrow>
                      <mo stretchy="false">)</mo>
                    </mrow>
                    <mo stretchy="false">+</mo>
                    <mi>ln</mi>
                  </mrow>
                  <mrow>
                    <mo stretchy="false">(</mo>
                    <mrow>
                      <mrow>
                        <mn>1</mn>
                        <mo stretchy="false">+</mo>
                        <mfrac>
                          <mrow>
                            <mn>2</mn>
                            <mi>y</mi>
                            <msub>
                              <mi>y</mi>
                              <mn>0</mn>
                            </msub>
                          </mrow>
                          <mrow>
                            <mrow>
                              <msup>
                                <mi>x</mi>
                                <mn>2</mn>
                              </msup>
                              <mo stretchy="false">+</mo>
                              <msup>
                                <mi>y</mi>
                                <mn>2</mn>
                              </msup>
                            </mrow>
                          </mrow>
                        </mfrac>
                      </mrow>
                    </mrow>
                    <mo stretchy="false">)</mo>
                  </mrow>
                </mrow>
              </mfenced>
              <mo stretchy="false">=</mo>
              <mrow/>
            </mrow>
          </mrow>
        </mtd>
      </mtr>
      <mtr>
        <mtd>
          <mrow>
            <mrow>
              <mrow/>
              <mo stretchy="false">≈</mo>
              <mfrac>
                <mrow>
                  <mn>1</mn>
                </mrow>
                <mrow>
                  <mn>4</mn>
                  <mo stretchy="false">π</mo>
                  <msub>
                    <mo stretchy="false">ϵ</mo>
                    <mn>0</mn>
                  </msub>
                </mrow>
              </mfrac>
            </mrow>
            <mfenced open="(" close=")">
              <mrow>
                <mi>ln</mi>
                <mrow>
                  <mrow>
                    <mo stretchy="false">(</mo>
                    <mrow>
                      <mfrac>
                        <mrow>
                          <msubsup>
                            <mi>a</mi>
                            <mn>0</mn>
                            <mn>2</mn>
                          </msubsup>
                        </mrow>
                        <mrow>
                          <mrow>
                            <mo stretchy="false">(</mo>
                            <mrow>
                              <mrow>
                                <msup>
                                  <mi>x</mi>
                                  <mn>2</mn>
                                </msup>
                                <mo stretchy="false">+</mo>
                                <msup>
                                  <mi>y</mi>
                                  <mn>2</mn>
                                </msup>
                              </mrow>
                            </mrow>
                            <mo stretchy="false">)</mo>
                          </mrow>
                        </mrow>
                      </mfrac>
                    </mrow>
                    <mo stretchy="false">)</mo>
                  </mrow>
                  <mo stretchy="false">+</mo>
                  <mfrac>
                    <mrow>
                      <mn>2</mn>
                      <mi>y</mi>
                      <msub>
                        <mi>y</mi>
                        <mn>0</mn>
                      </msub>
                    </mrow>
                    <mrow>
                      <mrow>
                        <msup>
                          <mi>x</mi>
                          <mn>2</mn>
                        </msup>
                        <mo stretchy="false">+</mo>
                        <msup>
                          <mi>y</mi>
                          <mn>2</mn>
                        </msup>
                      </mrow>
                    </mrow>
                  </mfrac>
                </mrow>
              </mrow>
            </mfenced>
          </mrow>
        </mtd>
      </mtr>
    </mtable>
    <annotation encoding="StarMath 5.0">G(x,y,x_0,y_0) approx  {1} over { 4 %pi %epsilon_0}  ln ({a_0^2} over {(x^2+y^2-2 y y_0)}) = {1} over {4 %pi %epsilon_0} left ( ln ({a_0^2} over {(x^2+y^2)}) + ln (1+{2 y y_0} over {x^2+y^2}) right ) = {}

newline

{} approx {1} over {4 %pi %epsilon_0} left ( ln ({a_0^2} over {(x^2+y^2)}) +{2 y y_0} over {x^2+y^2} right )</annotation>
  </semantics>
</math>
</file>

<file path=Object 6/content.xml><?xml version="1.0" encoding="utf-8"?>
<math xmlns="http://www.w3.org/1998/Math/MathML">
  <semantics>
    <mrow>
      <msub>
        <mi>E</mi>
        <mrow>
          <mi>y</mi>
        </mrow>
      </msub>
      <mrow>
        <mrow>
          <mo stretchy="false">(</mo>
          <mrow>
            <mi>x</mi>
            <mi>,</mi>
            <mi>y</mi>
          </mrow>
          <mo stretchy="false">)</mo>
        </mrow>
        <mo stretchy="false">=</mo>
        <mfrac>
          <mrow>
            <mn>1</mn>
          </mrow>
          <mrow>
            <mn>2</mn>
            <mo stretchy="false">π</mo>
            <msub>
              <mo stretchy="false">ϵ</mo>
              <mn>0</mn>
            </msub>
          </mrow>
        </mfrac>
      </mrow>
      <mfenced open="(" close=")">
        <mrow>
          <mrow>
            <mfrac>
              <mrow>
                <mi>y</mi>
              </mrow>
              <mrow>
                <msup>
                  <mi>R</mi>
                  <mn>2</mn>
                </msup>
              </mrow>
            </mfrac>
            <mo stretchy="false">+</mo>
            <mfrac>
              <mrow>
                <msub>
                  <mi>y</mi>
                  <mn>0</mn>
                </msub>
                <mrow>
                  <mo stretchy="false">(</mo>
                  <mrow>
                    <mrow>
                      <msup>
                        <mi>y</mi>
                        <mn>2</mn>
                      </msup>
                      <mo stretchy="false">−</mo>
                      <msup>
                        <mi>x</mi>
                        <mn>2</mn>
                      </msup>
                    </mrow>
                  </mrow>
                  <mo stretchy="false">)</mo>
                </mrow>
              </mrow>
              <mrow>
                <msup>
                  <mi>R</mi>
                  <mn>4</mn>
                </msup>
              </mrow>
            </mfrac>
          </mrow>
        </mrow>
      </mfenced>
    </mrow>
    <annotation encoding="StarMath 5.0">E_{y}(x,y)={1} over {2 %pi %epsilon_0} left ( {y} over {R^2}+ {y_0 (y^2-x^2)} over {R^4} right )</annotation>
  </semantics>
</math>
</file>

<file path=Object 7/content.xml><?xml version="1.0" encoding="utf-8"?>
<math xmlns="http://www.w3.org/1998/Math/MathML">
  <semantics>
    <mrow>
      <msub>
        <mi>E</mi>
        <mrow>
          <mi>x</mi>
        </mrow>
      </msub>
      <mrow>
        <mrow>
          <mo stretchy="false">(</mo>
          <mrow>
            <mi>x</mi>
            <mi>,</mi>
            <mi>y</mi>
          </mrow>
          <mo stretchy="false">)</mo>
        </mrow>
        <mo stretchy="false">=</mo>
        <mfrac>
          <mrow>
            <mn>1</mn>
          </mrow>
          <mrow>
            <mn>2</mn>
            <mo stretchy="false">π</mo>
            <msub>
              <mo stretchy="false">ϵ</mo>
              <mn>0</mn>
            </msub>
          </mrow>
        </mfrac>
      </mrow>
      <mfenced open="(" close=")">
        <mrow>
          <mrow>
            <mfrac>
              <mrow>
                <mi>x</mi>
              </mrow>
              <mrow>
                <msup>
                  <mi>R</mi>
                  <mn>2</mn>
                </msup>
              </mrow>
            </mfrac>
            <mo stretchy="false">+</mo>
            <mfrac>
              <mrow>
                <mn>2</mn>
                <msub>
                  <mi>y</mi>
                  <mn>0</mn>
                </msub>
                <mi>y</mi>
                <mi>x</mi>
              </mrow>
              <mrow>
                <msup>
                  <mi>R</mi>
                  <mn>4</mn>
                </msup>
              </mrow>
            </mfrac>
          </mrow>
        </mrow>
      </mfenced>
    </mrow>
    <annotation encoding="StarMath 5.0">E_{x}(x,y)={1} over {2 %pi %epsilon_0} left ( {x} over {R^2}+ {2 y_0 y x} over {R^4} right )</annotation>
  </semantics>
</math>
</file>

<file path=Object 8/content.xml><?xml version="1.0" encoding="utf-8"?>
<math xmlns="http://www.w3.org/1998/Math/MathML">
  <semantics>
    <mrow>
      <mo stretchy="false">Δ</mo>
      <mrow>
        <mi>p</mi>
        <mo stretchy="false">∝</mo>
        <mfrac>
          <mrow>
            <mn>1</mn>
          </mrow>
          <mrow>
            <mi>R</mi>
          </mrow>
        </mfrac>
      </mrow>
      <mfenced open="(" close=")">
        <mrow>
          <mrow>
            <mn>1</mn>
            <mo stretchy="false">+</mo>
            <mfrac>
              <mrow>
                <mi>y</mi>
                <msub>
                  <mi>y</mi>
                  <mn>0</mn>
                </msub>
              </mrow>
              <mrow>
                <msup>
                  <mi>R</mi>
                  <mn>2</mn>
                </msup>
              </mrow>
            </mfrac>
          </mrow>
        </mrow>
      </mfenced>
    </mrow>
    <annotation encoding="StarMath 5.0">%DELTA p prop {1} over {R} left ( 1+{y y_0} over {R^2} right )</annotation>
  </semantics>
</math>
</file>

<file path=Object 9/content.xml><?xml version="1.0" encoding="utf-8"?>
<math xmlns="http://www.w3.org/1998/Math/MathML">
  <semantics>
    <mrow>
      <msub>
        <mi>E</mi>
        <mi mathvariant="italic">kin</mi>
      </msub>
      <mrow>
        <mrow>
          <mo stretchy="false">(</mo>
          <mrow>
            <mi>y</mi>
          </mrow>
          <mo stretchy="false">)</mo>
        </mrow>
        <mo stretchy="false">∝</mo>
        <mfrac>
          <mrow>
            <mn>1</mn>
          </mrow>
          <mrow>
            <msup>
              <mi>R</mi>
              <mn>2</mn>
            </msup>
          </mrow>
        </mfrac>
      </mrow>
      <mfenced open="(" close=")">
        <mrow>
          <mrow>
            <mn>1</mn>
            <mo stretchy="false">+</mo>
            <mfrac>
              <mrow>
                <mn>2</mn>
                <mi>y</mi>
                <msub>
                  <mi>y</mi>
                  <mn>0</mn>
                </msub>
              </mrow>
              <mrow>
                <msup>
                  <mi>R</mi>
                  <mn>2</mn>
                </msup>
              </mrow>
            </mfrac>
          </mrow>
        </mrow>
      </mfenced>
    </mrow>
    <annotation encoding="StarMath 5.0">E_kin(y) prop {1} over {R^2} left ( 1+{2 y y_0} over {R^2} right )</annotation>
  </semantics>
</math>
</file>